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Impl.setOperation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Marsha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Impl.setTransactionContext( Transaction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copyFrom( MessageExchangeImpl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Impl.get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isTrans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InMessag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ssageExchangeImpl.setInterface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Message( NormalizedMessage message , String 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MessageExchangeImpl.setMarshaler( Pojo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Sync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Sour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writeExternal( ObjectOutput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Impl.can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toStr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essageExchangeImpl.setFault(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I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Messag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Impl.isPushDeliv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Transac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PushDelive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display( String msg , StringBuffer sb , SourceTransformer 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essageExchangeImpl.get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Impl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Servic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TxLock( Object tx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Proper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ExchangeImpl.setStatus( ExchangeStatus exchange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Impl.getTx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MessageExchangeImpl( ExchangePacket packet , int [ ] [ ] st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Impl.getDestin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Impl.setDestinationId( ComponentNameSpace destin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P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MessageExchan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Impl.setProperty(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eExchangeImpl.setError( 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Impl.handleSend( boolean sync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essageExchangeImpl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Mi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Ro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Persistent( Boolean 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OutMessag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Ou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SourceContext( ComponentContextImpl sourc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TxState( int t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cre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MessageExchangeImpl( String exchangeId , URI pattern , int [ ] [ ] st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Impl.setSourceId( ComponentNameSpace sour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ActivationSpe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Impl.getSour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creat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SyncState( int sync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Tx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eComparator.compare( MessageExchangeImpl m0 , MessageExchangeImpl m1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Impl.handleAccep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